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i un dia falta un profesor, debe avisar a los alumnos, y registrar la horas pendiente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o peris</meta:initial-creator>
    <dc:creator>yo peris</dc:creator>
    <meta:creation-date>2018-11-28T11:45:00Z</meta:creation-date>
    <dc:date>2018-11-28T11:45:00Z</dc:date>
    <meta:template xlink:href="Normal.dotm" xlink:type="simple"/>
    <meta:editing-cycles>2</meta:editing-cycles>
    <meta:editing-duration>PT0S</meta:editing-duration>
    <meta:document-statistic meta:page-count="1" meta:paragraph-count="1" meta:word-count="13" meta:character-count="89" meta:row-count="1" meta:non-whitespace-character-count="77"/>
  </office:meta>
</office:document-meta>
</file>